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30" calcext:value-type="float">
            <text:p>330</text:p>
          </table:table-cell>
          <table:table-cell table:style-name="ce7" table:formula="of:=COUNTIF([.B7:.B454];&quot;X&quot;)" office:value-type="float" office:value="277" calcext:value-type="float">
            <text:p>27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56" calcext:value-type="float">
            <text:p>3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7">00/00/0000</text:date>, <text:time style:data-style-name="N2" text:time-value="21:10:09.4013074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7T21:11:09.588344936</dc:date>
    <meta:editing-duration>PT11H46M</meta:editing-duration>
    <meta:editing-cycles>316</meta:editing-cycles>
    <meta:document-statistic meta:table-count="1" meta:cell-count="1969" meta:object-count="0"/>
  </office:meta>
</office:document-meta>
</file>